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textarea-horizontal-align="justify" draw:textarea-vertical-align="middle" draw:auto-grow-height="false" fo:min-height="0.304cm" fo:min-width="3.1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0.965cm" fo:min-width="3.1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442cm" fo:min-width="2.899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869cm" fo:min-width="2.899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285cm" fo:min-width="1.9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977cm" fo:min-width="1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61cm" fo:min-width="2.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95cm" fo:min-width="4.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205cm" fo:min-width="4.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3.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3.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83cm" fo:min-width="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7cm" fo:min-width="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3.58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12cm" fo:min-width="3.584cm"/>
      <style:paragraph-properties style:writing-mode="lr-tb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315cm" fo:min-width="1.3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596cm" fo:min-width="1.3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418cm" fo:min-width="1.5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255cm" fo:min-width="1.5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474cm" fo:min-width="2.057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018cm" fo:min-width="2.05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645cm" fo:min-width="2.6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172cm" fo:min-width="2.6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177cm" fo:min-width="2.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258cm" fo:min-width="2.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176cm" fo:min-width="2.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59cm" fo:min-width="2.3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372cm" fo:min-width="2.3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28cm" fo:min-width="2.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147cm" fo:min-width="2.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153cm" fo:min-width="2.3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35cm" fo:min-width="2.10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5cm" fo:min-width="2.109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15cm" fo:min-width="2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35cm" fo:min-width="2.1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15cm" fo:min-width="3.4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35cm" fo:min-width="3.4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161cm" fo:min-width="2.7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739cm" fo:min-width="2.7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161cm" fo:min-width="2.7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739cm" fo:min-width="2.7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22cm" fo:min-width="3.1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88cm" fo:min-width="3.1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089cm" fo:min-width="2.3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946cm" fo:min-width="2.3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015cm" fo:min-width="2.3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685cm" fo:min-width="2.3cm"/>
      <style:paragraph-properties style:writing-mode="lr-tb"/>
    </style:style>
    <style:style style:name="gr50" style:family="graphic">
      <style:graphic-properties style:protect="size"/>
    </style:style>
    <style:style style:name="pr1" style:family="presentation" style:parent-style-name="Predeterminado-title">
      <style:graphic-properties fo:min-height="1.449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19cm" svg:height="1.449cm" svg:x="13.8cm" svg:y="1.351cm" presentation:class="title" presentation:user-transformed="true">
          <draw:text-box>
            <text:p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text:span text:style-name="T1">a</text:span><text:span text:style-name="T1"> </text:span><text:span text:style-name="T1">R</text:span><text:span text:style-name="T1">e</text:span><text:span text:style-name="T1">l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g>
          <draw:custom-shape draw:style-name="gr1" draw:text-style-name="P2" draw:layer="layout" svg:width="3.6cm" svg:height="0.554cm" svg:x="2.6cm" svg:y="11.4cm">
            <text:p text:style-name="P2"><text:span text:style-name="T2">Actividad </text:span><text:span text:style-name="T2">labor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6cm" svg:height="1.215cm" svg:x="2.6cm" svg:y="11.985cm">
            <text:p text:style-name="P3"><text:span text:style-name="T3">Id laboral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3.399cm" svg:height="0.692cm" svg:x="2.6cm" svg:y="13.4cm">
            <text:p text:style-name="P2"><text:span text:style-name="T2">Actividad </text:span><text:span text:style-name="T2">Físic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399cm" svg:height="1.119cm" svg:x="2.6cm" svg:y="14.081cm">
            <text:p text:style-name="P3"><text:span text:style-name="T3">Id actividad </text:span><text:span text:style-name="T3">física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2.4cm" svg:height="0.535cm" svg:x="2.6cm" svg:y="17.4cm">
            <text:p text:style-name="P2"><text:span text:style-name="T2">Transpor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4cm" svg:height="1.227cm" svg:x="2.6cm" svg:y="17.895cm">
            <text:p text:style-name="P3"><text:span text:style-name="T3">Id</text:span></text:p>
            <text:p text:style-name="P3"><text:span text:style-name="T3">Descripción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2" draw:layer="layout" svg:width="3.2cm" svg:height="0.411cm" svg:x="2.6cm" svg:y="15.7cm">
            <text:p text:style-name="P2"><text:span text:style-name="T2">Genero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2cm" svg:height="0.889cm" svg:x="2.6cm" svg:y="16.111cm">
            <text:p text:style-name="P3"><text:span text:style-name="T3">Id</text:span></text:p>
            <text:p text:style-name="P3"><text:span text:style-name="T3">Descripció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layout" svg:width="4.6cm" svg:height="0.545cm" svg:x="2.6cm" svg:y="4.8cm">
            <text:p text:style-name="P4"><text:span text:style-name="T2">Fich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4.6cm" svg:height="5.455cm" svg:x="2.6cm" svg:y="5.345cm">
            <text:p text:style-name="P5"><text:span text:style-name="T3">Id usuario</text:span></text:p>
            <text:p text:style-name="P3"><text:span text:style-name="T3">tiempolibre</text:span></text:p>
            <text:p text:style-name="P3"><text:span text:style-name="T3">Peso</text:span></text:p>
            <text:p text:style-name="P3"><text:span text:style-name="T3">Estatura</text:span></text:p>
            <text:p text:style-name="P3"><text:span text:style-name="T3">IMC</text:span></text:p>
            <text:p text:style-name="P3"><text:span text:style-name="T3">Fecha nacimiento</text:span></text:p>
            <text:p text:style-name="P3"><text:span text:style-name="T3">edad</text:span></text:p>
            <text:p text:style-name="P3"><text:span text:style-name="T3">Estado nutricional</text:span></text:p>
            <text:p text:style-name="P3"><text:span text:style-name="T3">Requerimiento nutricional</text:span></text:p>
            <text:p text:style-name="P3"><text:span text:style-name="T3">Transporte</text:span></text:p>
            <text:p text:style-name="P3"><text:span text:style-name="T3">Genero</text:span></text:p>
            <text:p text:style-name="P3"><text:span text:style-name="T3">Id actividad laboral</text:span></text:p>
            <text:p text:style-name="P3"><text:span text:style-name="T3">Id actividad fisica</text:span></text:p>
            <text:p text:style-name="P3"><text:span text:style-name="T3">Fecha de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5" draw:layer="layout" svg:width="4.2cm" svg:height="3cm" svg:x="10.442cm" svg:y="16.056cm">
            <text:p text:style-name="P5"><text:span text:style-name="T3">Id recomendación</text:span></text:p>
            <text:p text:style-name="P5"><text:span text:style-name="T3">Calorías</text:span></text:p>
            <text:p text:style-name="P5"><text:span text:style-name="T3">Proteínas</text:span></text:p>
            <text:p text:style-name="P5"><text:span text:style-name="T3">Carbohidratos</text:span></text:p>
            <text:p text:style-name="P5"><text:span text:style-name="T3">Lipidos</text:span></text:p>
            <text:p text:style-name="P5"><text:span text:style-name="T3">ficha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4.2cm" svg:height="0.8cm" svg:x="10.442cm" svg:y="15.256cm">
            <text:p text:style-name="P4"><text:span text:style-name="T2">Recomendació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5" draw:layer="layout" svg:width="3.5cm" svg:height="2.08cm" svg:x="17cm" svg:y="6.32cm">
            <text:p text:style-name="P5"><text:span text:style-name="T3">Día</text:span></text:p>
            <text:p text:style-name="P5"><text:span text:style-name="T3">Hora</text:span></text:p>
            <text:p text:style-name="P5"><text:span text:style-name="T3">Rut usuario</text:span></text:p>
            <text:p text:style-name="P5"><text:span text:style-name="T3">Id nutricionista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5cm" svg:height="0.52cm" svg:x="17cm" svg:y="5.8cm">
            <text:p text:style-name="P4"><text:span text:style-name="T2">Hora <text:s/>Reservad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4" draw:layer="layout" svg:width="4.084cm" svg:height="0.8cm" svg:x="23.916cm" svg:y="5.6cm">
            <text:p text:style-name="P4"><text:span text:style-name="T2">Nutricionist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4.084cm" svg:height="1.962cm" svg:x="23.916cm" svg:y="6.438cm">
            <text:p text:style-name="P5"><text:span text:style-name="T3">rut</text:span></text:p>
            <text:p text:style-name="P5"><text:span text:style-name="T3">Nombre</text:span></text:p>
            <text:p text:style-name="P5"><text:span text:style-name="T3">Email</text:span></text:p>
            <text:p text:style-name="P5"><text:span text:style-name="T3">Movil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2.601cm" svg:y1="14.4cm" svg:x2="2cm" svg:y2="14.4cm">
          <text:p/>
        </draw:line>
        <draw:g>
          <draw:custom-shape draw:style-name="gr18" draw:text-style-name="P2" draw:layer="layout" svg:width="1.8cm" svg:height="0.565cm" svg:x="10.8cm" svg:y="13.389cm">
            <text:p text:style-name="P2"><text:span text:style-name="T2">Paí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8cm" svg:height="0.846cm" svg:x="10.8cm" svg:y="13.954cm">
            <text:p text:style-name="P3"><text:span text:style-name="T3">Id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" draw:layer="layout" svg:width="2cm" svg:height="0.668cm" svg:x="10.8cm" svg:y="11.054cm">
            <text:p text:style-name="P2"><text:span text:style-name="T2">Regió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2cm" svg:height="1.505cm" svg:x="10.8cm" svg:y="11.722cm">
            <text:p text:style-name="P3"><text:span text:style-name="T3">Id</text:span></text:p>
            <text:p text:style-name="P3"><text:span text:style-name="T3">Nombre</text:span></text:p>
            <text:p text:style-name="P3"><text:span text:style-name="T3">Paí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" draw:layer="layout" svg:width="2.557cm" svg:height="0.724cm" svg:x="10.6cm" svg:y="8.7cm">
            <text:p text:style-name="P2"><text:span text:style-name="T2">Comuna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2.557cm" svg:height="1.268cm" svg:x="10.6cm" svg:y="9.424cm">
            <text:p text:style-name="P3"><text:span text:style-name="T3">Id</text:span></text:p>
            <text:p text:style-name="P3"><text:span text:style-name="T3">Nombre</text:span></text:p>
            <text:p text:style-name="P3"><text:span text:style-name="T3">región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10.8cm" svg:y1="11.416cm" svg:x2="10.2cm" svg:y2="11.416cm">
          <text:p/>
        </draw:line>
        <draw:line draw:style-name="gr17" draw:text-style-name="P6" draw:layer="layout" svg:x1="10.6cm" svg:y1="10.511cm" svg:x2="10.2cm" svg:y2="10.511cm">
          <text:p/>
        </draw:line>
        <draw:line draw:style-name="gr17" draw:text-style-name="P6" draw:layer="layout" svg:x1="10.2cm" svg:y1="10.511cm" svg:x2="10.2cm" svg:y2="11.416cm">
          <text:p/>
        </draw:line>
        <draw:line draw:style-name="gr17" draw:text-style-name="P6" draw:layer="layout" svg:x1="10.8cm" svg:y1="12.684cm" svg:x2="10.2cm" svg:y2="12.684cm">
          <text:p/>
        </draw:line>
        <draw:line draw:style-name="gr17" draw:text-style-name="P6" draw:layer="layout" svg:x1="10.8cm" svg:y1="13.951cm" svg:x2="10.2cm" svg:y2="13.951cm">
          <text:p/>
        </draw:line>
        <draw:line draw:style-name="gr17" draw:text-style-name="P6" draw:layer="layout" svg:x1="10.2cm" svg:y1="12.684cm" svg:x2="10.2cm" svg:y2="13.952cm">
          <text:p/>
        </draw:line>
        <draw:line draw:style-name="gr17" draw:text-style-name="P6" draw:layer="layout" svg:x1="7.2cm" svg:y1="6.4cm" svg:x2="10.3cm" svg:y2="6.4cm">
          <text:p/>
        </draw:line>
        <draw:g>
          <draw:line draw:style-name="gr17" draw:text-style-name="P6" draw:layer="layout" svg:x1="10.643cm" svg:y1="8cm" svg:x2="9.7cm" svg:y2="8cm">
            <text:p/>
          </draw:line>
          <draw:line draw:style-name="gr17" draw:text-style-name="P6" draw:layer="layout" svg:x1="9.7cm" svg:y1="8cm" svg:x2="9.7cm" svg:y2="10cm">
            <text:p/>
          </draw:line>
          <draw:line draw:style-name="gr17" draw:text-style-name="P6" draw:layer="layout" svg:x1="10.643cm" svg:y1="10cm" svg:x2="9.7cm" svg:y2="10cm">
            <text:p/>
          </draw:line>
        </draw:g>
        <draw:line draw:style-name="gr17" draw:text-style-name="P6" draw:layer="layout" svg:x1="2.6cm" svg:y1="10.2cm" svg:x2="2.2cm" svg:y2="10.2cm">
          <text:p/>
        </draw:line>
        <draw:g>
          <draw:line draw:style-name="gr17" draw:text-style-name="P6" draw:layer="layout" svg:x1="2.6cm" svg:y1="11.6cm" svg:x2="2.2cm" svg:y2="11.6cm">
            <text:p/>
          </draw:line>
          <draw:line draw:style-name="gr17" draw:text-style-name="P6" draw:layer="layout" svg:x1="2.2cm" svg:y1="10.2cm" svg:x2="2.2cm" svg:y2="11.6cm">
            <text:p/>
          </draw:line>
        </draw:g>
        <draw:line draw:style-name="gr17" draw:text-style-name="P6" draw:layer="layout" svg:x1="10.4cm" svg:y1="17.6cm" svg:x2="9.2cm" svg:y2="17.6cm">
          <text:p/>
        </draw:line>
        <draw:g>
          <draw:line draw:style-name="gr17" draw:text-style-name="P6" draw:layer="layout" svg:x1="9.2cm" svg:y1="8.2cm" svg:x2="7.2cm" svg:y2="8.2cm">
            <text:p/>
          </draw:line>
          <draw:line draw:style-name="gr17" draw:text-style-name="P6" draw:layer="layout" svg:x1="9.2cm" svg:y1="8.2cm" svg:x2="9.2cm" svg:y2="17.6cm">
            <text:p/>
          </draw:line>
        </draw:g>
        <draw:line draw:style-name="gr17" draw:text-style-name="P6" draw:layer="layout" svg:x1="2.6cm" svg:y1="9.2cm" svg:x2="2cm" svg:y2="9.2cm">
          <text:p/>
        </draw:line>
        <draw:line draw:style-name="gr17" draw:text-style-name="P6" draw:layer="layout" svg:x1="2cm" svg:y1="14.4cm" svg:x2="2cm" svg:y2="9.2cm">
          <text:p/>
        </draw:line>
        <draw:g>
          <draw:line draw:style-name="gr17" draw:text-style-name="P6" draw:layer="layout" svg:x1="1.6cm" svg:y1="8.8cm" svg:x2="1.6cm" svg:y2="16.6cm">
            <text:p/>
          </draw:line>
          <draw:line draw:style-name="gr17" draw:text-style-name="P6" draw:layer="layout" svg:x1="2.6cm" svg:y1="8.8cm" svg:x2="1.6cm" svg:y2="8.8cm">
            <text:p/>
          </draw:line>
        </draw:g>
        <draw:line draw:style-name="gr17" draw:text-style-name="P6" draw:layer="layout" svg:x1="1.6cm" svg:y1="16.6cm" svg:x2="2.6cm" svg:y2="16.6cm">
          <text:p/>
        </draw:line>
        <draw:line draw:style-name="gr17" draw:text-style-name="P6" draw:layer="layout" svg:x1="7.2cm" svg:y1="10.63cm" svg:x2="7.677cm" svg:y2="10.63cm">
          <text:p/>
        </draw:line>
        <draw:line draw:style-name="gr17" draw:text-style-name="P6" draw:layer="layout" svg:x1="7.677cm" svg:y1="10.63cm" svg:x2="7.677cm" svg:y2="18.6cm">
          <text:p/>
        </draw:line>
        <draw:line draw:style-name="gr17" draw:text-style-name="P6" draw:layer="layout" svg:x1="5cm" svg:y1="18.6cm" svg:x2="7.677cm" svg:y2="18.6cm">
          <text:p/>
        </draw:line>
        <draw:line draw:style-name="gr17" draw:text-style-name="P6" draw:layer="layout" svg:x1="1.2cm" svg:y1="8.4cm" svg:x2="2.6cm" svg:y2="8.4cm">
          <text:p/>
        </draw:line>
        <draw:line draw:style-name="gr17" draw:text-style-name="P6" draw:layer="layout" svg:x1="1.2cm" svg:y1="8.4cm" svg:x2="1.2cm" svg:y2="20.4cm">
          <text:p/>
        </draw:line>
        <draw:g>
          <draw:custom-shape draw:style-name="gr24" draw:text-style-name="P5" draw:layer="layout" svg:width="3.17cm" svg:height="2.895cm" svg:x="10.3cm" svg:y="5.305cm">
            <text:p text:style-name="P5"><text:span text:style-name="T3">id</text:span></text:p>
            <text:p text:style-name="P5"><text:span text:style-name="T3">Rut</text:span></text:p>
            <text:p text:style-name="P5"><text:span text:style-name="T3">Nombre</text:span></text:p>
            <text:p text:style-name="P5"><text:span text:style-name="T3">Email</text:span></text:p>
            <text:p text:style-name="P5"><text:span text:style-name="T3">Movil</text:span></text:p>
            <text:p text:style-name="P5"><text:span text:style-name="T3">Id Comuna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3.17cm" svg:height="0.422cm" svg:x="10.3cm" svg:y="4.883cm">
            <text:p text:style-name="P4"><text:span text:style-name="T2">Usuario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13.47cm" svg:y1="5.6cm" svg:x2="14.3cm" svg:y2="5.6cm">
          <text:p/>
        </draw:line>
        <draw:line draw:style-name="gr17" draw:text-style-name="P6" draw:layer="layout" svg:x1="17cm" svg:y1="7.6cm" svg:x2="14.3cm" svg:y2="7.6cm">
          <text:p/>
        </draw:line>
        <draw:line draw:style-name="gr17" draw:text-style-name="P6" draw:layer="layout" svg:x1="14.3cm" svg:y1="5.6cm" svg:x2="14.3cm" svg:y2="7.6cm">
          <text:p/>
        </draw:line>
        <draw:g>
          <draw:line draw:style-name="gr17" draw:text-style-name="P6" draw:layer="layout" svg:x1="23.916cm" svg:y1="7cm" svg:x2="21.2cm" svg:y2="7cm">
            <text:p/>
          </draw:line>
          <draw:line draw:style-name="gr17" draw:text-style-name="P6" draw:layer="layout" svg:x1="20.5cm" svg:y1="8cm" svg:x2="21.2cm" svg:y2="8cm">
            <text:p/>
          </draw:line>
          <draw:line draw:style-name="gr17" draw:text-style-name="P6" draw:layer="layout" svg:x1="21.2cm" svg:y1="8cm" svg:x2="21.2cm" svg:y2="7cm">
            <text:p/>
          </draw:line>
        </draw:g>
        <draw:line draw:style-name="gr17" draw:text-style-name="P6" draw:layer="layout" svg:x1="28cm" svg:y1="6.8cm" svg:x2="32.846cm" svg:y2="6.8cm">
          <text:p/>
        </draw:line>
        <draw:g>
          <draw:custom-shape draw:style-name="gr26" draw:text-style-name="P4" draw:layer="layout" svg:width="2.8cm" svg:height="0.427cm" svg:x="10.4cm" svg:y="19.665cm">
            <text:p text:style-name="P4"><text:span text:style-name="T2">Favoritos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2.8cm" svg:height="1.508cm" svg:x="10.4cm" svg:y="20.092cm">
            <text:p text:style-name="P5"><text:span text:style-name="T3">Id Favoritos</text:span></text:p>
            <text:p text:style-name="P3"><text:span text:style-name="T3">Id alimentos</text:span></text:p>
            <text:p text:style-name="P5"><text:span text:style-name="T3">Id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4" draw:layer="layout" svg:width="2.8cm" svg:height="0.426cm" svg:x="10.4cm" svg:y="22cm">
            <text:p text:style-name="P4"><text:span text:style-name="T2">Intolerant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2.8cm" svg:height="1.509cm" svg:x="10.4cm" svg:y="22.426cm">
            <text:p text:style-name="P5"><text:span text:style-name="T3">Id Intolerancia</text:span></text:p>
            <text:p text:style-name="P5"><text:span text:style-name="T3">Id alimentos</text:span></text:p>
            <text:p text:style-name="P5"><text:span text:style-name="T3">Id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3" draw:layer="layout" svg:width="2.8cm" svg:height="0.622cm" svg:x="10.4cm" svg:y="24.2cm">
            <text:p text:style-name="P3"><text:span text:style-name="T2">No gusta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8cm" svg:height="1.178cm" svg:x="10.4cm" svg:y="24.822cm">
            <text:p text:style-name="P3"><text:span text:style-name="T4">Id No gustan</text:span></text:p>
            <text:p text:style-name="P3"><text:span text:style-name="T3">Id alimentos</text:span></text:p>
            <text:p text:style-name="P3"><text:span text:style-name="T3">Id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4" draw:layer="layout" svg:width="2.8cm" svg:height="0.397cm" svg:x="10.4cm" svg:y="26.3cm">
            <text:p text:style-name="P4"><text:span text:style-name="T2">Alergia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2.8cm" svg:height="1.403cm" svg:x="10.4cm" svg:y="26.697cm">
            <text:p text:style-name="P5"><text:span text:style-name="T3">Id Alergias</text:span></text:p>
            <text:p text:style-name="P3"><text:span text:style-name="T3">Id alimentos</text:span></text:p>
            <text:p text:style-name="P5"><text:span text:style-name="T3">Id ficha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28cm" svg:y1="7.5cm" svg:x2="29.6cm" svg:y2="7.5cm">
          <text:p/>
        </draw:line>
        <draw:line draw:style-name="gr17" draw:text-style-name="P6" draw:layer="layout" svg:x1="29.6cm" svg:y1="7.5cm" svg:x2="29.6cm" svg:y2="9.4cm">
          <text:p/>
        </draw:line>
        <draw:line draw:style-name="gr17" draw:text-style-name="P6" draw:layer="layout" svg:x1="32.8cm" svg:y1="9.4cm" svg:x2="29.6cm" svg:y2="9.4cm">
          <text:p/>
        </draw:line>
        <draw:line draw:style-name="gr17" draw:text-style-name="P6" draw:layer="layout" svg:x1="32.8cm" svg:y1="13.6cm" svg:x2="28.8cm" svg:y2="13.6cm">
          <text:p/>
        </draw:line>
        <draw:line draw:style-name="gr17" draw:text-style-name="P6" draw:layer="layout" svg:x1="28cm" svg:y1="8.1cm" svg:x2="28.8cm" svg:y2="8.1cm">
          <text:p/>
        </draw:line>
        <draw:line draw:style-name="gr17" draw:text-style-name="P6" draw:layer="layout" svg:x1="28.8cm" svg:y1="13.6cm" svg:x2="28.8cm" svg:y2="8.1cm">
          <text:p/>
        </draw:line>
        <draw:line draw:style-name="gr17" draw:text-style-name="P6" draw:layer="layout" svg:x1="7.2cm" svg:y1="10.2cm" svg:x2="8cm" svg:y2="10.2cm">
          <text:p/>
        </draw:line>
        <draw:line draw:style-name="gr17" draw:text-style-name="P6" draw:layer="layout" svg:x1="8cm" svg:y1="27cm" svg:x2="10.4cm" svg:y2="27cm">
          <text:p/>
        </draw:line>
        <draw:line draw:style-name="gr17" draw:text-style-name="P6" draw:layer="layout" svg:x1="8.4cm" svg:y1="25.4cm" svg:x2="10.4cm" svg:y2="25.4cm">
          <text:p/>
        </draw:line>
        <draw:line draw:style-name="gr17" draw:text-style-name="P6" draw:layer="layout" svg:x1="8cm" svg:y1="10.2cm" svg:x2="8cm" svg:y2="27cm">
          <text:p/>
        </draw:line>
        <draw:line draw:style-name="gr17" draw:text-style-name="P6" draw:layer="layout" svg:x1="7.2cm" svg:y1="10cm" svg:x2="8.4cm" svg:y2="10cm">
          <text:p/>
        </draw:line>
        <draw:line draw:style-name="gr17" draw:text-style-name="P6" draw:layer="layout" svg:x1="8.4cm" svg:y1="10cm" svg:x2="8.4cm" svg:y2="25.4cm">
          <text:p/>
        </draw:line>
        <draw:line draw:style-name="gr17" draw:text-style-name="P6" draw:layer="layout" svg:x1="7.2cm" svg:y1="9.8cm" svg:x2="8.6cm" svg:y2="9.8cm">
          <text:p/>
        </draw:line>
        <draw:line draw:style-name="gr17" draw:text-style-name="P6" draw:layer="layout" svg:x1="10.4cm" svg:y1="23cm" svg:x2="8.6cm" svg:y2="23cm">
          <text:p/>
        </draw:line>
        <draw:line draw:style-name="gr17" draw:text-style-name="P6" draw:layer="layout" svg:x1="8.6cm" svg:y1="23cm" svg:x2="8.6cm" svg:y2="9.8cm">
          <text:p/>
        </draw:line>
        <draw:line draw:style-name="gr17" draw:text-style-name="P6" draw:layer="layout" svg:x1="7.2cm" svg:y1="9.2cm" svg:x2="8.8cm" svg:y2="9.2cm">
          <text:p/>
        </draw:line>
        <draw:line draw:style-name="gr17" draw:text-style-name="P6" draw:layer="layout" svg:x1="10.4cm" svg:y1="21cm" svg:x2="8.8cm" svg:y2="21cm">
          <text:p/>
        </draw:line>
        <draw:line draw:style-name="gr17" draw:text-style-name="P6" draw:layer="layout" svg:x1="8.8cm" svg:y1="9.2cm" svg:x2="8.8cm" svg:y2="21cm">
          <text:p/>
        </draw:line>
        <draw:g>
          <draw:custom-shape draw:style-name="gr34" draw:text-style-name="P5" draw:layer="layout" svg:width="2.609cm" svg:height="2.6cm" svg:x="32.846cm" svg:y="5.2cm">
            <text:p text:style-name="P5"><text:span text:style-name="T3">Id</text:span></text:p>
            <text:p text:style-name="P5"><text:span text:style-name="T3">Fecha</text:span></text:p>
            <text:p text:style-name="P5"><text:span text:style-name="T3">Imagen</text:span></text:p>
            <text:p text:style-name="P5"><text:span text:style-name="T3">Enlace </text:span></text:p>
            <text:p text:style-name="P5"><text:span text:style-name="T3">Id nutricionista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2.609cm" svg:height="0.8cm" svg:x="32.832cm" svg:y="4.446cm">
            <text:p text:style-name="P4"><text:span text:style-name="T2">Avis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5" draw:layer="layout" svg:width="2.6cm" svg:height="2.4cm" svg:x="32.8cm" svg:y="9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Contenido</text:span></text:p>
            <text:p text:style-name="P3"><text:span text:style-name="T3">Id nutricionista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" draw:layer="layout" svg:width="2.6cm" svg:height="0.6cm" svg:x="32.8cm" svg:y="8.4cm">
            <text:p text:style-name="P4"><text:span text:style-name="T2">Videos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5" draw:layer="layout" svg:width="3.9cm" svg:height="2.4cm" svg:x="32.8cm" svg:y="12.4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Contenido</text:span></text:p>
            <text:p text:style-name="P3"><text:span text:style-name="T3">Id nutricionista</text:span></text:p>
            <text:p text:style-name="P3"><text:span text:style-name="T3"/></text:p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3.9cm" svg:height="0.6cm" svg:x="32.8cm" svg:y="11.8cm">
            <text:p text:style-name="P4"><text:span text:style-name="T2">Artículos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1.2cm" svg:y1="20.4cm" svg:x2="2.6cm" svg:y2="20.4cm">
          <text:p/>
        </draw:line>
        <draw:g>
          <draw:custom-shape draw:style-name="gr40" draw:text-style-name="P2" draw:layer="layout" svg:width="3.2cm" svg:height="0.411cm" svg:x="2.6cm" svg:y="22.001cm">
            <text:p text:style-name="P2"><text:span text:style-name="T2">Estado de Salu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3.2cm" svg:height="0.989cm" svg:x="2.6cm" svg:y="22.412cm">
            <text:p text:style-name="P3"><text:span text:style-name="T3">Id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" draw:layer="layout" svg:width="3.2cm" svg:height="0.411cm" svg:x="2.6cm" svg:y="19.601cm">
            <text:p text:style-name="P2"><text:span text:style-name="T2">Estados de Salud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" draw:layer="layout" svg:width="3.2cm" svg:height="0.989cm" svg:x="2.6cm" svg:y="20.012cm">
            <text:p text:style-name="P3"><text:span text:style-name="T3">Id ficha</text:span></text:p>
            <text:p text:style-name="P3"><text:span text:style-name="T3">Id estado de salud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4cm" svg:y1="21.001cm" svg:x2="4cm" svg:y2="22.001cm">
          <text:p/>
        </draw:line>
        <draw:g>
          <draw:custom-shape draw:style-name="gr44" draw:text-style-name="P2" draw:layer="layout" svg:width="3.6cm" svg:height="0.47cm" svg:x="2.6cm" svg:y="19.6cm">
            <text:p text:style-name="P2"><text:span text:style-name="T2">Estados de Salu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3" draw:layer="layout" svg:width="3.6cm" svg:height="1.13cm" svg:x="2.6cm" svg:y="20.07cm">
            <text:p text:style-name="P3"><text:span text:style-name="T3">Id ficha</text:span></text:p>
            <text:p text:style-name="P3"><text:span text:style-name="T3">Id estado salu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4" draw:layer="layout" svg:width="2.8cm" svg:height="0.339cm" svg:x="15.2cm" svg:y="20.865cm">
            <text:p text:style-name="P4"><text:span text:style-name="T2">alimentos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5" draw:layer="layout" svg:width="2.8cm" svg:height="1.196cm" svg:x="15.2cm" svg:y="21.204cm">
            <text:p text:style-name="P5"><text:span text:style-name="T3">Id alimentos</text:span></text:p>
            <text:p text:style-name="P5"><text:span text:style-name="T3">tipo</text:span></text:p>
            <text:p text:style-name="P5"><text:span text:style-name="T3">Descripción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15.2cm" svg:y1="21.065cm" svg:x2="13.2cm" svg:y2="20.865cm">
          <text:p/>
        </draw:line>
        <draw:line draw:style-name="gr17" draw:text-style-name="P6" draw:layer="layout" svg:x1="15.2cm" svg:y1="21.4cm" svg:x2="13.2cm" svg:y2="22.826cm">
          <text:p/>
        </draw:line>
        <draw:line draw:style-name="gr17" draw:text-style-name="P6" draw:layer="layout" svg:x1="15.2cm" svg:y1="21.8cm" svg:x2="13.2cm" svg:y2="25cm">
          <text:p/>
        </draw:line>
        <draw:line draw:style-name="gr17" draw:text-style-name="P6" draw:layer="layout" svg:x1="15.2cm" svg:y1="22.2cm" svg:x2="13.2cm" svg:y2="26.697cm">
          <text:p/>
        </draw:line>
        <draw:g>
          <draw:custom-shape draw:style-name="gr48" draw:text-style-name="P4" draw:layer="layout" svg:width="2.8cm" svg:height="0.265cm" svg:x="19cm" svg:y="21cm">
            <text:p text:style-name="P4"><text:span text:style-name="T2">Tip</text:span><text:span text:style-name="T2">o </text:span><text:span text:style-name="T2">ali</text:span><text:span text:style-name="T2">me</text:span><text:span text:style-name="T2">nto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" draw:layer="layout" svg:width="2.8cm" svg:height="0.935cm" svg:x="19cm" svg:y="21.265cm">
            <text:p text:style-name="P5"><text:span text:style-name="T3">Id tipo</text:span></text:p>
            <text:p text:style-name="P5"><text:span text:style-name="T3">Descripción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18cm" svg:y1="21.4cm" svg:x2="19cm" svg:y2="21.4cm">
          <text:p/>
        </draw:line>
        <presentation:notes draw:style-name="dp2">
          <draw:page-thumbnail draw:style-name="gr50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35.999cm" svg:height="4.624cm" svg:x="3cm" svg:y="2.104cm" presentation:class="title" presentation:placeholder="true">
        <draw:text-box/>
      </draw:frame>
      <draw:frame presentation:style-name="Predeterminado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08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08cm" svg:x="14.67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08cm" svg:x="29.679cm" svg:y="26.2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19T13:22:46.951097235</dc:date>
    <meta:editing-duration>PT6H9M38S</meta:editing-duration>
    <meta:editing-cycles>37</meta:editing-cycles>
    <meta:generator>LibreOffice/6.4.7.2$Linux_X86_64 LibreOffice_project/40$Build-2</meta:generator>
    <meta:document-statistic meta:object-count="160"/>
  </office:meta>
</office:document-meta>
</file>